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7000000370C473CB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18.724cm" fo:margin-left="-0.042cm" table:align="left" style:writing-mode="lr-tb"/>
    </style:style>
    <style:style style:name="Table2.A" style:family="table-column">
      <style:table-column-properties style:column-width="5.883cm"/>
    </style:style>
    <style:style style:name="Table2.B" style:family="table-column">
      <style:table-column-properties style:column-width="6.369cm"/>
    </style:style>
    <style:style style:name="Table2.C" style:family="table-column">
      <style:table-column-properties style:column-width="6.472cm"/>
    </style:style>
    <style:style style:name="Table2.1" style:family="table-row">
      <style:table-row-properties style:min-row-height="0.025cm"/>
    </style:style>
    <style:style style:name="Table2.A1" style:family="table-cell">
      <style:table-cell-properties fo:padding-left="0.102cm" fo:padding-right="0.102cm" fo:padding-top="0cm" fo:padding-bottom="0cm" fo:border="none"/>
    </style:style>
    <style:style style:name="Table2.C1" style:family="table-cell">
      <style:table-cell-properties fo:padding="0.097cm" fo:border="none"/>
    </style:style>
    <style:style style:name="Table2.A2" style:family="table-cell">
      <style:table-cell-properties style:vertical-align="bottom" fo:padding="0.097cm" fo:border="none"/>
    </style:style>
    <style:style style:name="Table2.3" style:family="table-row">
      <style:table-row-properties style:min-row-height="1.053cm"/>
    </style:style>
    <style:style style:name="Table2.A4" style:family="table-cell">
      <style:table-cell-properties style:vertical-align="middle" fo:padding="0.097cm" fo:border="none"/>
    </style:style>
    <style:style style:name="Table4" style:family="table">
      <style:table-properties style:width="18.72cm" table:align="margins" style:writing-mode="lr-tb"/>
    </style:style>
    <style:style style:name="Table4.A" style:family="table-column">
      <style:table-column-properties style:column-width="4.68cm" style:rel-column-width="16383*"/>
    </style:style>
    <style:style style:name="Table4.D" style:family="table-column">
      <style:table-column-properties style:column-width="4.681cm" style:rel-column-width="16386*"/>
    </style:style>
    <style:style style:name="Table4.A1" style:family="table-cell">
      <style:table-cell-properties fo:padding="0.097cm" fo:border-left="0.5pt solid #cccccc" fo:border-right="none" fo:border-top="0.5pt solid #cccccc" fo:border-bottom="0.5pt solid #cccccc"/>
    </style:style>
    <style:style style:name="Table4.D1" style:family="table-cell">
      <style:table-cell-properties fo:padding="0.097cm" fo:border="0.5pt solid #cccccc"/>
    </style:style>
    <style:style style:name="Table4.A2" style:family="table-cell">
      <style:table-cell-properties fo:padding="0.097cm" fo:border-left="0.5pt solid #cccccc" fo:border-right="none" fo:border-top="none" fo:border-bottom="0.5pt solid #cccccc"/>
    </style:style>
    <style:style style:name="Table4.D2" style:family="table-cell">
      <style:table-cell-properties fo:padding="0.097cm" fo:border-left="0.5pt solid #cccccc" fo:border-right="0.5pt solid #cccccc" fo:border-top="none" fo:border-bottom="0.5pt solid #cccccc"/>
    </style:style>
    <style:style style:name="Table3" style:family="table">
      <style:table-properties style:width="18.72cm" table:align="margins" style:writing-mode="lr-tb"/>
    </style:style>
    <style:style style:name="Table3.A" style:family="table-column">
      <style:table-column-properties style:column-width="7.47cm" style:rel-column-width="26151*"/>
    </style:style>
    <style:style style:name="Table3.B" style:family="table-column">
      <style:table-column-properties style:column-width="1.974cm" style:rel-column-width="6909*"/>
    </style:style>
    <style:style style:name="Table3.C" style:family="table-column">
      <style:table-column-properties style:column-width="2.422cm" style:rel-column-width="8478*"/>
    </style:style>
    <style:style style:name="Table3.D" style:family="table-column">
      <style:table-column-properties style:column-width="1.076cm" style:rel-column-width="3766*"/>
    </style:style>
    <style:style style:name="Table3.E" style:family="table-column">
      <style:table-column-properties style:column-width="1.386cm" style:rel-column-width="4853*"/>
    </style:style>
    <style:style style:name="Table3.F" style:family="table-column">
      <style:table-column-properties style:column-width="0.751cm" style:rel-column-width="2630*"/>
    </style:style>
    <style:style style:name="Table3.G" style:family="table-column">
      <style:table-column-properties style:column-width="0.979cm" style:rel-column-width="3427*"/>
    </style:style>
    <style:style style:name="Table3.H" style:family="table-column">
      <style:table-column-properties style:column-width="2.662cm" style:rel-column-width="9321*"/>
    </style:style>
    <style:style style:name="Table3.A1" style:family="table-cell">
      <style:table-cell-properties fo:padding="0.097cm" fo:border-left="none" fo:border-right="none" fo:border-top="none" fo:border-bottom="0.9pt solid #000000"/>
    </style:style>
    <style:style style:name="Table3.A2" style:family="table-cell">
      <style:table-cell-properties fo:padding="0.097cm" fo:border="none"/>
    </style:style>
    <style:style style:name="Table3.4" style:family="table-row">
      <style:table-row-properties style:min-row-height="0.73cm"/>
    </style:style>
    <style:style style:name="Table3.D4" style:family="table-cell" style:data-style-name="N4">
      <style:table-cell-properties fo:padding="0.097cm" fo:border="none"/>
    </style:style>
    <style:style style:name="Table3.E7" style:family="table-cell">
      <style:table-cell-properties fo:padding="0.097cm" fo:border-left="none" fo:border-right="none" fo:border-top="0.9pt solid #000000" fo:border-bottom="none"/>
    </style:style>
    <style:style style:name="Table3.G7" style:family="table-cell">
      <style:table-cell-properties fo:padding="0.097cm" fo:border-left="none" fo:border-right="none" fo:border-top="0.9pt solid #000000" fo:border-bottom="none"/>
    </style:style>
    <style:style style:name="P1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" style:family="paragraph" style:parent-style-name="Standard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4" style:family="paragraph" style:parent-style-name="Standard">
      <style:paragraph-properties fo:margin-left="0cm" fo:margin-right="-1.323cm" fo:text-align="end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8pt" style:font-name-asian="Arial" style:font-size-asian="8pt" style:font-name-complex="Arial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10pt" style:font-name-asian="Arial" style:font-size-asian="10pt" style:font-name-complex="Arial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P17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Arial" fo:font-size="10pt" style:font-size-asian="8.75pt" style:font-size-complex="10pt"/>
    </style:style>
    <style:style style:name="P19" style:family="paragraph" style:parent-style-name="Standard">
      <style:text-properties style:font-name="Arial" fo:font-size="10pt" style:font-size-asian="10pt" style:font-size-complex="10pt"/>
    </style:style>
    <style:style style:name="P20" style:family="paragraph" style:parent-style-name="Standard">
      <style:text-properties style:font-name="Arial" fo:font-size="9pt" style:font-size-asian="9pt" style:font-size-complex="9pt"/>
    </style:style>
    <style:style style:name="P2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2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4">
      <number:number number:decimal-places="2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">Shipping Address:</text:p>
            <text:p text:style-name="P20"><text:text-input text:description="&lt;o.partner_shipping_id.name&gt;">company</text:text-input></text:p>
            <text:p text:style-name="P20"><text:text-input text:description="&lt;o.partner_shipping_id.street&gt;">street</text:text-input></text:p>
            <text:p text:style-name="P20"><text:text-input text:description="&lt;o.partner_shipping_id.street2&gt;">street2</text:text-input></text:p>
            <text:p text:style-name="P20"><text:text-input text:description="&lt;o.partner_shipping_id.city&gt;">city</text:text-input> <text:text-input text:description="&lt;o.partner_shipping_id.state_id.name&gt;">state</text:text-input> <text:text-input text:description="&lt;o.partner_shipping_id.zip&gt;">zip</text:text-input></text:p>
            <text:p text:style-name="P20"><text:text-input text:description="&lt;o.partner_shipping_id.country_id.name&gt;">country</text:text-input></text:p>
          </table:table-cell>
          <table:table-cell table:style-name="Table2.A1" office:value-type="string">
            <text:p text:style-name="P21">Invoice Address:</text:p>
            <text:p text:style-name="P20"><text:text-input text:description="&lt;o.partner_invoice_id.name&gt;">company</text:text-input></text:p>
            <text:p text:style-name="P20"><text:text-input text:description="&lt;o.partner_invoice_id.street&gt;">street</text:text-input></text:p>
            <text:p text:style-name="P20"><text:text-input text:description="&lt;o.partner_invoice_id.street2&gt;">street2</text:text-input></text:p>
            <text:p text:style-name="P20"><text:text-input text:description="&lt;o.partner_invoice_id.city&gt;">city</text:text-input> <text:text-input text:description="&lt;o.partner_invoice_id.state_id.name&gt;">state</text:text-input> <text:text-input text:description="&lt;o.partner_invoice_id.zip&gt;">zip</text:text-input></text:p>
            <text:p text:style-name="P20"><text:text-input text:description="&lt;o.partner_invoice_id.country_id.name&gt;">country</text:text-input></text:p>
          </table:table-cell>
          <table:table-cell table:style-name="Table2.C1" office:value-type="string">
            <text:p text:style-name="P20"><text:text-input text:description="&lt;o.partner_id.name&gt;">&lt;o.partner_id.name&gt;</text:text-input></text:p>
            <text:p text:style-name="P20"><text:text-input text:description="&lt;o.partner_id.street&gt;">street</text:text-input></text:p>
            <text:p text:style-name="P20"><text:text-input text:description="&lt;o.partner_id.street2&gt;">street2</text:text-input></text:p>
            <text:p text:style-name="P20"><text:text-input text:description="&lt;o.partner_id.city&gt;">city</text:text-input> <text:text-input text:description="&lt;o.partner_id.state_id&gt;">state</text:text-input> <text:text-input text:description="&lt;o.partner_id.zip&gt;">zip</text:text-input></text:p>
            <text:p text:style-name="P20"><text:text-input text:description="&lt;o.partner_id.country_id.name&gt;">country</text:text-input></text:p>
            <text:p text:style-name="P20"/>
            <text:p text:style-name="P20">Tel: <text:text-input text:description="&lt;o.partner_id.phone&gt;">phone</text:text-input></text:p>
          </table:table-cell>
        </table:table-row>
        <table:table-row>
          <table:table-cell table:style-name="Table2.A2" table:number-rows-spanned="2" table:number-columns-spanned="2" office:value-type="string">
            <text:p text:style-name="P15"><text:text-input text:description="&lt;choose&gt;">&lt;choose&gt;</text:text-input></text:p>
            <text:p text:style-name="P15"><text:text-input text:description="&lt;when test=&quot;o.state != 'draft' and 'sent' &quot;&gt;">&lt;when test="o.state != 'draft' and 'sent' "&gt;</text:text-input></text:p>
            <text:p text:style-name="P15">Order N° <text:text-input text:description="&lt;o.name&gt;">&lt;o.name&gt;</text:text-input></text:p>
            <text:p text:style-name="P15"><text:text-input text:description="&lt;/when&gt;">&lt;/when&gt;</text:text-input></text:p>
            <text:p text:style-name="P15"><text:text-input text:description="&lt;when test=&quot;o.state == 'draft' or 'sent' &quot;&gt;">&lt;when test="o.state == 'draft' or 'sent' "&gt;</text:text-input></text:p>
            <text:p text:style-name="P15">Quotation N° <text:text-input text:description="&lt;o.name&gt;">&lt;o.name&gt;</text:text-input></text:p>
            <text:p text:style-name="P15"><text:text-input text:description="&lt;/when&gt;">&lt;/when&gt;</text:text-input></text:p>
            <text:p text:style-name="P15"><text:text-input text:description="&lt;/choose&gt;">&lt;/choose&gt;</text:text-input></text:p>
          </table:table-cell>
          <table:covered-table-cell/>
          <table:table-cell table:style-name="Table2.C1" office:value-type="string">
            <text:p text:style-name="P8"/>
          </table:table-cell>
        </table:table-row>
        <table:table-row table:style-name="Table2.3">
          <table:covered-table-cell/>
          <table:covered-table-cell/>
          <table:table-cell table:style-name="Table2.C1" office:value-type="string">
            <text:p text:style-name="P15"/>
          </table:table-cell>
        </table:table-row>
        <table:table-row>
          <table:table-cell table:style-name="Table2.A4" table:number-columns-spanned="2" office:value-type="string">
            <text:p text:style-name="Standard"/>
          </table:table-cell>
          <table:covered-table-cell/>
          <table:table-cell table:style-name="Table2.C1" office:value-type="string">
            <text:p text:style-name="P8"/>
          </table:table-cell>
        </table:table-row>
      </table:table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3">Your Reference</text:p>
          </table:table-cell>
          <table:table-cell table:style-name="Table4.A1" office:value-type="string">
            <text:p text:style-name="P13">Date Ordered</text:p>
          </table:table-cell>
          <table:table-cell table:style-name="Table4.A1" office:value-type="string">
            <text:p text:style-name="P13">Salesperson</text:p>
          </table:table-cell>
          <table:table-cell table:style-name="Table4.D1" office:value-type="string">
            <text:p text:style-name="P13">Payment Term</text:p>
          </table:table-cell>
        </table:table-row>
        <table:table-row>
          <table:table-cell table:style-name="Table4.A2" office:value-type="string">
            <text:p text:style-name="P10"><text:text-input text:description="&lt;o.client_order_ref&gt;">customer ref</text:text-input></text:p>
          </table:table-cell>
          <table:table-cell table:style-name="Table4.A2" office:value-type="string">
            <text:p text:style-name="P10"><text:text-input text:description="&lt;formatLang(o.date_order, date=True)&gt;">order date</text:text-input></text:p>
          </table:table-cell>
          <table:table-cell table:style-name="Table4.A2" office:value-type="string">
            <text:p text:style-name="P10"><text:text-input text:description="&lt;o.user_id.name&gt;">&lt;o.user_id.name&gt;</text:text-input></text:p>
          </table:table-cell>
          <table:table-cell table:style-name="Table4.D2" office:value-type="string">
            <text:p text:style-name="P10"/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12">Description</text:p>
            </table:table-cell>
            <table:table-cell table:style-name="Table3.A1" office:value-type="string">
              <text:p text:style-name="P12">Tax</text:p>
            </table:table-cell>
            <table:table-cell table:style-name="Table3.A1" office:value-type="string">
              <text:p text:style-name="P12">Quantity</text:p>
            </table:table-cell>
            <table:table-cell table:style-name="Table3.A1" table:number-columns-spanned="2" office:value-type="string">
              <text:p text:style-name="P12">Unit Price</text:p>
            </table:table-cell>
            <table:covered-table-cell/>
            <table:table-cell table:style-name="Table3.A1" table:number-columns-spanned="2" office:value-type="string">
              <text:p text:style-name="P12">Disc.(%)</text:p>
            </table:table-cell>
            <table:covered-table-cell/>
            <table:table-cell table:style-name="Table3.A1" office:value-type="string">
              <text:p text:style-name="P14">Price</text:p>
            </table:table-cell>
          </table:table-row>
        </table:table-header-rows>
        <table:table-row>
          <table:table-cell table:style-name="Table3.A2" table:number-columns-spanned="8" office:value-type="string">
            <text:p text:style-name="P17"><text:text-input text:description="&lt;for each=&quot;one_order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7"><text:text-input text:description="&lt;for each=&quot;order_line in one_order.order_line&quot;&gt;">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office:value-type="string">
            <text:p text:style-name="P19"><text:text-input text:description="&lt;order_line.name&gt;">name</text:text-input></text:p>
          </table:table-cell>
          <table:table-cell table:style-name="Table3.A2" office:value-type="string">
            <text:p text:style-name="P9"><text:text-input text:description="&lt;order_line.tax_id or ''&gt;">taxes</text:text-input></text:p>
          </table:table-cell>
          <table:table-cell table:style-name="Table3.A2" office:value-type="string">
            <text:p text:style-name="P9"><text:text-input text:description="&lt;order_line.product_uom_qty or ''&gt;">qty</text:text-input> <text:text-input text:description="&lt;order_line.product_uom.name or ''&gt;">Unit(s)</text:text-input></text:p>
          </table:table-cell>
          <table:table-cell table:style-name="Table3.D4" table:number-columns-spanned="2" office:value-type="float" office:value="0">
            <text:p text:style-name="P9">0.00</text:p>
          </table:table-cell>
          <table:covered-table-cell/>
          <table:table-cell table:style-name="Table3.A2" table:number-columns-spanned="2" office:value-type="string">
            <text:p text:style-name="P9"><text:text-input text:description="&lt;order_line.discount or ''&gt;">disc</text:text-input></text:p>
          </table:table-cell>
          <table:covered-table-cell/>
          <table:table-cell table:style-name="Table3.A2" office:value-type="string">
            <text:p text:style-name="P11"><text:text-input text:description="&lt;o.currency_id.name&gt;">hkd</text:text-input> <text:text-input text:description="&lt;formatLang(order_line.price_subtotal, digits=2, grouping=True)&gt;">price</text:text-input></text:p>
          </table:table-cell>
        </table:table-row>
        <table:table-row>
          <table:table-cell table:style-name="Table3.A2" table:number-columns-spanned="8" office:value-type="string">
            <text:p text:style-name="P17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7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3" office:value-type="string">
            <text:p text:style-name="P9"/>
          </table:table-cell>
          <table:covered-table-cell/>
          <table:covered-table-cell/>
          <table:table-cell table:style-name="Table3.A2" office:value-type="string">
            <text:p text:style-name="P9"/>
          </table:table-cell>
          <table:table-cell table:style-name="Table3.E7" table:number-columns-spanned="2" office:value-type="string">
            <text:p text:style-name="P9">Net Total:</text:p>
          </table:table-cell>
          <table:covered-table-cell/>
          <table:table-cell table:style-name="Table3.G7" table:number-columns-spanned="2" office:value-type="string">
            <text:p text:style-name="P11"><text:text-input text:description="&lt;o.currency_id.name&gt;">hkd</text:text-input> <text:text-input text:description="&lt;formatLang(o.amount_untaxed, digits=2, grouping=True)&gt;">subtotal</text:text-input></text:p>
          </table:table-cell>
          <table:covered-table-cell/>
        </table:table-row>
        <table:table-row>
          <table:table-cell table:style-name="Table3.A2" table:number-columns-spanned="3" office:value-type="string">
            <text:p text:style-name="P9"/>
          </table:table-cell>
          <table:covered-table-cell/>
          <table:covered-table-cell/>
          <table:table-cell table:style-name="Table3.A2" office:value-type="string">
            <text:p text:style-name="P9"/>
          </table:table-cell>
          <table:table-cell table:style-name="Table3.A1" table:number-columns-spanned="2" office:value-type="string">
            <text:p text:style-name="P9">Taxes:</text:p>
          </table:table-cell>
          <table:covered-table-cell/>
          <table:table-cell table:style-name="Table3.A1" table:number-columns-spanned="2" office:value-type="string">
            <text:p text:style-name="P11"><text:text-input text:description="&lt;o.currency_id.name&gt;">hkd</text:text-input> <text:text-input text:description="&lt;formatLang(o.amount_tax, digits=2, grouping=True)&gt;">tax</text:text-input></text:p>
          </table:table-cell>
          <table:covered-table-cell/>
        </table:table-row>
        <table:table-row>
          <table:table-cell table:style-name="Table3.A2" table:number-columns-spanned="3" office:value-type="string">
            <text:p text:style-name="P9"/>
          </table:table-cell>
          <table:covered-table-cell/>
          <table:covered-table-cell/>
          <table:table-cell table:style-name="Table3.A2" office:value-type="string">
            <text:p text:style-name="P12"/>
          </table:table-cell>
          <table:table-cell table:style-name="Table3.A2" table:number-columns-spanned="2" office:value-type="string">
            <text:p text:style-name="P12">Total:</text:p>
          </table:table-cell>
          <table:covered-table-cell/>
          <table:table-cell table:style-name="Table3.A2" table:number-columns-spanned="2" office:value-type="string">
            <text:p text:style-name="P14"><text:text-input text:description="&lt;o.currency_id.name&gt;">hkd</text:text-input> <text:text-input text:description="&lt;formatLang(o.amount_total, digits=2, grouping=True)&gt;">total</text:text-input></text:p>
          </table:table-cell>
          <table:covered-table-cell/>
        </table:table-row>
      </table:table>
      <text:p text:style-name="P3"/>
      <text:p text:style-name="P4"/>
      <text:p text:style-name="P18"><text:text-input text:description="&lt;o.note&gt;">note</text:text-input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8.704cm" table:align="left" style:writing-mode="lr-tb"/>
    </style:style>
    <style:style style:name="Table1.A" style:family="table-column">
      <style:table-column-properties style:column-width="1.201cm"/>
    </style:style>
    <style:style style:name="Table1.B" style:family="table-column">
      <style:table-column-properties style:column-width="3.907cm"/>
    </style:style>
    <style:style style:name="Table1.C" style:family="table-column">
      <style:table-column-properties style:column-width="13.596cm"/>
    </style:style>
    <style:style style:name="Table1.1" style:family="table-row">
      <style:table-row-properties style:min-row-height="0.529cm"/>
    </style:style>
    <style:style style:name="Table1.A1" style:family="table-cell">
      <style:table-cell-properties fo:padding="0.097cm" fo:border-left="none" fo:border-right="none" fo:border-top="0.9pt solid #000000" fo:border-bottom="none"/>
    </style:style>
    <style:style style:name="Table1.A2" style:family="table-cell">
      <style:table-cell-properties fo:padding="0.097cm" fo:border="none"/>
    </style:style>
    <style:style style:name="Table1.A3" style:family="table-cell">
      <style:table-cell-properties fo:padding="0.097cm" fo:border-left="none" fo:border-right="none" fo:border-top="none" fo:border-bottom="0.9pt solid #000000"/>
    </style:style>
    <style:style style:name="Table5" style:family="table">
      <style:table-properties style:width="18.72cm" table:align="margins"/>
    </style:style>
    <style:style style:name="Table5.A" style:family="table-column">
      <style:table-column-properties style:column-width="18.72cm" style:rel-column-width="65535*"/>
    </style:style>
    <style:style style:name="Table5.A1" style:family="table-cell">
      <style:table-cell-properties fo:padding="0.097cm" fo:border-left="none" fo:border-right="none" fo:border-top="0.9pt solid #000000" fo:border-bottom="none"/>
    </style:style>
    <style:style style:name="MP1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P3" style:family="paragraph" style:parent-style-name="Table_20_Contents">
      <style:paragraph-properties fo:text-align="start" style:justify-single-word="false"/>
      <style:text-properties style:font-name="Arial1" fo:font-size="8pt" style:font-name-asian="Arial" style:font-size-asian="8pt" style:font-name-complex="Arial" style:font-size-complex="8pt"/>
    </style:style>
    <style:style style:name="MP4" style:family="paragraph" style:parent-style-name="Standard">
      <style:text-properties style:font-name="Arial" fo:font-size="10pt" style:font-size-asian="8.75pt" style:font-size-complex="10pt"/>
    </style:style>
    <style:style style:name="MP5" style:family="paragraph" style:parent-style-name="Standard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P6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P7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8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6cm" fo:page-height="29.693cm" style:num-format="1" style:print-orientation="portrait" fo:margin-top="0.762cm" fo:margin-bottom="2cm" fo:margin-left="1.143cm" fo:margin-right="1.143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Text_20_body"><draw:frame draw:style-name="Mfr1" draw:name="graphics1" text:anchor-type="paragraph" svg:x="0.053cm" svg:y="0.041cm" svg:width="3.995cm" svg:height="1.314cm" draw:z-index="0"><draw:image xlink:href="Pictures/1000020100000097000000370C473CB0.png" xlink:type="simple" xlink:show="embed" xlink:actuate="onLoad"/></draw:frame></text:p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columns-spanned="3" office:value-type="string">
              <text:p text:style-name="MP1"><text:text-input text:description="&lt;company.partner_id.name&gt;">&lt;company.partner_id.name&gt;</text:text-input> <text:s/>T/A OSCG</text:p>
            </table:table-cell>
            <table:covered-table-cell/>
            <table:covered-table-cell/>
          </table:table-row>
          <table:table-row>
            <table:table-cell table:style-name="Table1.A2" table:number-columns-spanned="2" office:value-type="string">
              <text:p text:style-name="MP2"><text:text-input text:description="&lt;company.partner_id.street&gt;">&lt;company.partner_id.street&gt;</text:text-input></text:p>
              <text:p text:style-name="MP3"><text:text-input text:description="&lt;company.partner_id.street2&gt;">&lt;company.partner_id.street2&gt;</text:text-input></text:p>
              <text:p text:style-name="MP3"><text:text-input text:description="&lt;company.partner_id.city&gt;">&lt;company.partner_id.city&gt;</text:text-input><text:text-input text:description="&lt;company.partner_id.state_id&gt;">&lt;company.partner_id.state_id&gt;</text:text-input><text:text-input text:description="&lt;company.partner_id.zip&gt;">&lt;company.partner_id.zip&gt;</text:text-input></text:p>
              <text:p text:style-name="MP3"><text:text-input text:description="&lt;company.partner_id.country_id.name&gt;">&lt;company.partner_id.country_id.name&gt;</text:text-input></text:p>
            </table:table-cell>
            <table:covered-table-cell/>
            <table:table-cell table:style-name="Table1.A2" table:number-rows-spanned="2" office:value-type="string">
              <text:p text:style-name="MP4"/>
            </table:table-cell>
          </table:table-row>
          <table:table-row>
            <table:table-cell table:style-name="Table1.A3" office:value-type="string">
              <text:p text:style-name="MP1">Phone: </text:p>
              <text:p text:style-name="MP1">Mail: </text:p>
            </table:table-cell>
            <table:table-cell table:style-name="Table1.A3" office:value-type="string">
              <text:p text:style-name="MP5"><text:s text:c="7"/><text:text-input text:description="&lt;company.partner_id.phone&gt;">&lt;company.partner_id.phone&gt;</text:text-input></text:p>
              <text:p text:style-name="MP5"><text:text-input text:description="&lt;company.partner_id.email&gt;">&lt;company.partner_id.email&gt;</text:text-input></text:p>
            </table:table-cell>
            <table:covered-table-cell/>
          </table:table-row>
        </table:table>
        <text:p text:style-name="MP6"/>
      </style:header>
      <style:footer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MP7"><text:text-input text:description="&lt;company.rml_footer&gt;">&lt;company.rml_footer&gt;</text:text-input></text:p>
              <text:p text:style-name="MP8">Contact: <text:text-input text:description="&lt;o.user_id.name&gt;">&lt;o.user_id.name&gt;</text:text-input> - Page: <text:page-number text:select-page="current">1</text:page-number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6-06-21T14:06:46.487000000</dc:date>
    <meta:editing-duration>P5DT1H44M49S</meta:editing-duration>
    <meta:editing-cycles>146</meta:editing-cycles>
    <meta:generator>LibreOffice/4.3.6.2$Windows_x86 LibreOffice_project/d50a87b2e514536ed401c18000dad4660b6a169e</meta:generator>
    <meta:document-statistic meta:table-count="5" meta:image-count="1" meta:object-count="0" meta:page-count="1" meta:paragraph-count="67" meta:word-count="236" meta:character-count="1018" meta:non-whitespace-character-count="963"/>
  </office:meta>
</office:document-meta>
</file>